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svg:stroke-color="#000000" draw:textarea-vertical-align="middle"/>
    </style:style>
    <style:style style:name="gr4" style:family="graphic" style:parent-style-name="standard">
      <style:graphic-properties svg:stroke-color="#000000" draw:fill="solid" draw:fill-color="#ffffff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3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TextBox 76" draw:style-name="gr1" draw:text-style-name="P1" draw:layer="layout" svg:width="1.468cm" svg:height="0.716cm" svg:x="16.683cm" svg:y="5.5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0" draw:style-name="gr1" draw:text-style-name="P1" draw:layer="layout" svg:width="1.468cm" svg:height="0.716cm" svg:x="6.822cm" svg:y="12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3" draw:style-name="gr1" draw:text-style-name="P1" draw:layer="layout" svg:width="0.655cm" svg:height="0.716cm" svg:x="22.514cm" svg:y="13.0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2" draw:text-style-name="P1" xml:id="id2" draw:id="id2" draw:layer="layout" svg:width="3.772cm" svg:height="1.577cm" svg:x="23.622cm" svg:y="8.382cm">
          <text:p text:style-name="P2"><text:span text:style-name="T1">Ste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amond 39" draw:style-name="gr2" draw:text-style-name="P1" xml:id="id1" draw:id="id1" draw:layer="layout" svg:width="5.696cm" svg:height="2.083cm" svg:x="13.1cm" svg:y="8.128cm">
          <text:p text:style-name="P2"><text:span text:style-name="T1">Sequence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onnector draw:style-name="gr3" draw:text-style-name="P3" draw:layer="layout" svg:x1="18.796cm" svg:y1="9.169cm" svg:x2="23.622cm" svg:y2="9.17cm" draw:start-shape="id1" draw:start-glue-point="1" draw:end-shape="id2" draw:end-glue-point="3" svg:d="M18796 9169h2430v1h2396" svg:viewBox="0 0 4827 2">
          <text:p/>
        </draw:connector>
        <draw:custom-shape draw:name="Rectangle 40" draw:style-name="gr2" draw:text-style-name="P1" xml:id="id3" draw:id="id3" draw:layer="layout" svg:width="3.772cm" svg:height="1.577cm" svg:x="2.794cm" svg:y="8.382cm">
          <text:p text:style-name="P2"><text:span text:style-name="T1">Reci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4" draw:text-style-name="P3" draw:layer="layout" svg:x1="6.566cm" svg:y1="9.17cm" svg:x2="13.1cm" svg:y2="9.169cm" draw:start-shape="id3" draw:start-glue-point="1" draw:end-shape="id1" draw:end-glue-point="3" svg:d="M6566 9170h3251v-1h3283" svg:viewBox="0 0 6535 2">
          <text:p/>
        </draw:connecto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60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15-01-06">1/6/15</text:date></text:span></text:p>
        </draw:text-box>
      </draw:frame>
      <draw:frame draw:name="Footer Placeholder 4" presentation:style-name="Mpr2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7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Tommy</meta:initial-creator>
    <meta:editing-cycles>9</meta:editing-cycles>
    <meta:creation-date>2014-12-29T11:24:53</meta:creation-date>
    <dc:date>2015-01-06T22:15:38.947624046</dc:date>
    <meta:editing-duration>PT11M35S</meta:editing-duration>
    <meta:generator>LibreOffice/4.2.7.2$Linux_x86 LibreOffice_project/420m0$Build-2</meta:generator>
    <meta:document-statistic meta:object-count="3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